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Yellow lines for thonk</text:p>
          </table:table-cell>
          <table:covered-table-cell table:number-columns-repeated="3" table:style-name="ce4"/>
          <table:table-cell table:style-name="ce4" table:number-columns-repeated="60"/>
        </table:table-row>
        <table:table-row table:style-name="ro1"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, R2, R3, R4, R5, R6, R8, 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ramic capacitor, , 2.54mm pitch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electrolytic capacitor, 2.5mm pitch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O41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L072P</text:p>
          </table:table-cell>
          <table:table-cell office:value-type="string" calcext:value-type="string">
            <text:p>DIP8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IP socket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BL01RN1A</text:p>
          </table:table-cell>
          <table:table-cell office:value-type="string" calcext:value-type="string">
            <text:p>ferrite bea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x5 male header</text:p>
          </table:table-cell>
          <table:table-cell office:value-type="string" calcext:value-type="string">
            <text:p>eurorack power connector, 2.54mm pitch, 6mm exposed lead height</text:p>
          </table:table-cell>
          <table:table-cell table:number-columns-repeated="6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R1, VR2, VR3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alpha 9mm potentiometer, vertical, snap-in, linear</text:p>
          </table:table-cell>
          <table:table-cell table:number-columns-repeated="6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R1, VR2, VR3</text:p>
          </table:table-cell>
          <table:table-cell table:style-name="ce3" office:value-type="string" calcext:value-type="string">
            <text:p>Knob</text:p>
          </table:table-cell>
          <table:table-cell table:style-name="ce3" office:value-type="string" calcext:value-type="string">
            <text:p>according to pots (D shaft / round / T18)</text:p>
          </table:table-cell>
          <table:table-cell table:number-columns-repeated="6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N1, IN2, IN3, MIX, OUT1, OUT2</text:p>
          </table:table-cell>
          <table:table-cell table:style-name="ce3" office:value-type="string" calcext:value-type="string">
            <text:p>PJ398SM</text:p>
          </table:table-cell>
          <table:table-cell table:style-name="ce3" office:value-type="string" calcext:value-type="string">
            <text:p>thonkiconn</text:p>
          </table:table-cell>
          <table:table-cell table:number-columns-repeated="6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N1, IN2, IN3, MIX, OUT1, OUT2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for thonkicon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3 screws</text:p>
          </table:table-cell>
          <table:table-cell office:value-type="string" calcext:value-type="string">
            <text:p>to install module</text:p>
          </table:table-cell>
          <table:table-cell table:number-columns-repeated="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10-16 pin power cable</text:p>
          </table:table-cell>
          <table:table-cell table:style-name="ce3" office:value-type="string" calcext:value-type="string">
            <text:p>to power module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23:30:06.623966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7T23:30:24.281887352</dc:date>
    <meta:editing-duration>PT14H24M17S</meta:editing-duration>
    <meta:editing-cycles>11</meta:editing-cycles>
    <meta:generator>LibreOffice/6.4.5.2$Linux_X86_64 LibreOffice_project/40$Build-2</meta:generator>
    <meta:document-statistic meta:table-count="1" meta:cell-count="63" meta:object-count="0"/>
  </office:meta>
</office:document-meta>
</file>